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automatic-styles>
    <style:style style:name="Table1" style:family="table">
      <style:table-properties style:width="9.137cm" fo:margin-top="0.199cm" fo:margin-bottom="0cm" table:align="left"/>
    </style:style>
    <style:style style:name="Table1.A" style:family="table-column">
      <style:table-column-properties style:column-width="2.591cm"/>
    </style:style>
    <style:style style:name="Table1.B" style:family="table-column">
      <style:table-column-properties style:column-width="1.91cm"/>
    </style:style>
    <style:style style:name="Table1.C" style:family="table-column">
      <style:table-column-properties style:column-width="2.208cm"/>
    </style:style>
    <style:style style:name="Table1.D" style:family="table-column">
      <style:table-column-properties style:column-width="2.427cm"/>
    </style:style>
    <style:style style:name="Table1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#add9e0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Footer">
      <style:text-properties officeooo:paragraph-rsid="030c4d7d"/>
    </style:style>
    <style:style style:name="P60" style:family="paragraph" style:parent-style-name="Footer">
      <style:text-properties officeooo:paragraph-rsid="00863005"/>
    </style:style>
    <style:style style:name="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7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0" style:family="paragraph" style:parent-style-name="Footer">
      <style:text-properties officeooo:paragraph-rsid="00d4df5c"/>
    </style:style>
    <style:style style:name="P81" style:family="paragraph" style:parent-style-name="Footer">
      <style:paragraph-properties fo:text-align="end" style:justify-single-word="false"/>
      <style:text-properties officeooo:paragraph-rsid="00d4df5c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paire_20__28_G_29_">
      <style:text-properties officeooo:paragraph-rsid="00eb2abc"/>
    </style:style>
    <style:style style:name="P84" style:family="paragraph" style:parent-style-name="Footer">
      <style:text-properties officeooo:paragraph-rsid="010f7046"/>
    </style:style>
    <style:style style:name="P85" style:family="paragraph" style:parent-style-name="Footer">
      <style:text-properties officeooo:paragraph-rsid="01120261"/>
    </style:style>
    <style:style style:name="P86" style:family="paragraph" style:parent-style-name="Footer">
      <style:text-properties officeooo:paragraph-rsid="008d016c"/>
    </style:style>
    <style:style style:name="P87" style:family="paragraph" style:parent-style-name="Header">
      <style:paragraph-properties fo:margin-left="0cm" fo:margin-right="0cm" fo:text-indent="0cm" style:auto-text-indent="false"/>
    </style:style>
    <style:style style:name="P88" style:family="paragraph" style:parent-style-name="_5f_Header_20_N_20_page_20_impaire_20__28_D_29_">
      <style:text-properties officeooo:rsid="027aa87d" officeooo:paragraph-rsid="027aa87d"/>
    </style:style>
    <style:style style:name="P89" style:family="paragraph" style:parent-style-name="_5f_Header_20_N_20_page_20_impaire_20__28_D_29_">
      <style:text-properties officeooo:rsid="0277791e" officeooo:paragraph-rsid="0277791e"/>
    </style:style>
    <style:style style:name="P90" style:family="paragraph" style:parent-style-name="Footer">
      <style:text-properties officeooo:rsid="0242edd8" officeooo:paragraph-rsid="0242edd8"/>
    </style:style>
    <style:style style:name="P91" style:family="paragraph" style:parent-style-name="Footer">
      <style:text-properties officeooo:paragraph-rsid="00a59a60"/>
    </style:style>
    <style:style style:name="P92" style:family="paragraph" style:parent-style-name="Footer">
      <style:text-properties officeooo:paragraph-rsid="004274bc"/>
    </style:style>
    <style:style style:name="P93" style:family="paragraph" style:parent-style-name="Footer">
      <style:text-properties officeooo:paragraph-rsid="00d8520c"/>
    </style:style>
    <style:style style:name="P94" style:family="paragraph" style:parent-style-name="Footer">
      <style:text-properties officeooo:paragraph-rsid="002aa84d"/>
    </style:style>
    <style:style style:name="P95" style:family="paragraph" style:parent-style-name="_5f_Header_20_G_20_page_20_impaire_20__28_D_29_">
      <style:text-properties officeooo:paragraph-rsid="00c87b35"/>
    </style:style>
    <style:style style:name="P96" style:family="paragraph" style:parent-style-name="Footer">
      <style:text-properties officeooo:rsid="001f8a2d" officeooo:paragraph-rsid="00bd36bc"/>
    </style:style>
    <style:style style:name="P97" style:family="paragraph" style:parent-style-name="Footer">
      <style:text-properties officeooo:rsid="001f8a2d" officeooo:paragraph-rsid="002b33ed"/>
    </style:style>
    <style:style style:name="P98" style:family="paragraph" style:parent-style-name="Footer">
      <style:text-properties officeooo:rsid="011350d1" officeooo:paragraph-rsid="011350d1"/>
    </style:style>
    <style:style style:name="P99" style:family="paragraph" style:parent-style-name="Footer">
      <style:text-properties officeooo:rsid="0096b4e2" officeooo:paragraph-rsid="0096b4e2"/>
    </style:style>
    <style:style style:name="P100" style:family="paragraph" style:parent-style-name="Footer">
      <style:text-properties officeooo:paragraph-rsid="0096b4e2"/>
    </style:style>
    <style:style style:name="P101" style:family="paragraph" style:parent-style-name="Footer">
      <style:text-properties officeooo:paragraph-rsid="02a682f9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paragraph-properties fo:text-align="start" style:justify-single-word="false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Header_20_G_20_page_20_impaire_20__28_D_29_">
      <style:text-properties officeooo:rsid="01260c00" officeooo:paragraph-rsid="01260c00"/>
    </style:style>
    <style:style style:name="P109" style:family="paragraph" style:parent-style-name="_5f_Paragraphe_5f_Réponse_5f_Elève" style:list-style-name="_5f_Numérotation_20_des_20_exercices"/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Paragraphe_5f_Réponse_5f_Elève" style:list-style-name=""/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aragraphe_5f_avec_5f_Num_5f_Question" style:list-style-name="_5f_Numérotation_20_des_20_exercices">
      <style:text-properties officeooo:paragraph-rsid="01234638"/>
    </style:style>
    <style:style style:name="P114" style:family="paragraph" style:parent-style-name="_5f_Paragraphe_5f_avec_5f_Num_5f_Question" style:list-style-name=""/>
    <style:style style:name="P115" style:family="paragraph" style:parent-style-name="_5f_Premier_5f_Titre_5f_Exercices_5f_avec_5f_Num_5f_Exo_5f_sans_5f_Titre" style:list-style-name="_5f_Numérotation_20_des_20_exercices">
      <style:paragraph-properties fo:margin-top="0cm" fo:margin-bottom="0cm" style:contextual-spacing="false"/>
    </style:style>
    <style:style style:name="P116" style:family="paragraph" style:parent-style-name="_5f_Titre_5f_Exercices_5f_avec_5f_Titre" style:list-style-name="_5f_Numérotation_20_des_20_exercices" style:master-page-name="_34__5f_2_5f_SERIE_5f_G_5f_GAUCHE_5f_ET_5f_DROITE_5f_2COL">
      <style:paragraph-properties style:page-number="auto"/>
    </style:style>
    <style:style style:name="P117" style:family="paragraph" style:parent-style-name="_5f_Titre_5f_Exercices_5f_sans_5f_Titre" style:list-style-name="_5f_Numérotation_20_des_20_exercices"/>
    <style:style style:name="P118" style:family="paragraph" style:parent-style-name="_5f_Titre_5f_Exercices_5f_sans_5f_Titre" style:list-style-name="_5f_Numérotation_20_des_20_exercices">
      <style:text-properties officeooo:paragraph-rsid="01234638"/>
    </style:style>
    <style:style style:name="P119" style:family="paragraph">
      <style:paragraph-properties fo:text-align="center"/>
    </style:style>
    <style:style style:name="P120" style:family="paragraph">
      <loext:graphic-properties draw:fill="solid" draw:fill-color="#d7e12c"/>
    </style:style>
    <style:style style:name="P12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3" style:family="paragraph">
      <loext:graphic-properties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P131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43" style:family="paragraph">
      <loext:graphic-properties draw:fill="solid" draw:fill-color="#1ca2b8"/>
    </style:style>
    <style:style style:name="P144" style:family="paragraph">
      <loext:graphic-properties draw:fill="solid" draw:fill-color="#7fb241"/>
    </style:style>
    <style:style style:name="P14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5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4" style:family="text">
      <style:text-properties fo:font-variant="small-caps" fo:color="#7fb241" loext:opacity="100%" style:font-name="Bitstream Vera Sans6" fo:font-weight="bold" officeooo:rsid="0246ec76"/>
    </style:style>
    <style:style style:name="T6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7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8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9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5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officeooo:rsid="0334a5be"/>
    </style:style>
    <style:style style:name="T153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fo:font-weight="normal" style:font-weight-asian="normal" style:font-weight-complex="normal"/>
    </style:style>
    <style:style style:name="T185" style:family="text"/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1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1" style:font-size-asian="10pt" style:font-style-asian="normal" style:font-weight-asian="normal" style:font-name-complex="Tahoma2" style:font-size-complex="10pt" style:font-style-complex="normal" style:font-weight-complex="normal" style:text-emphasize="none" style:font-relief="none"/>
    </style:style>
    <style:style style:name="T189" style:family="text">
      <style:text-properties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7fb241" draw:marker-start="" draw:marker-start-width="0.062cm" draw:marker-start-center="false" draw:marker-end="" draw:marker-end-width="0.062cm" draw:marker-end-center="false" draw:fill="none" draw:fill-color="#99ccff" draw:textarea-horizontal-align="justify" draw:textarea-vertical-align="middle" draw:auto-grow-height="false" fo:min-height="2.475cm" fo:min-width="5.094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8" style:family="graphic">
      <style:graphic-properties draw:stroke="none" draw:stroke-dash="Dashed_20__28_var_29__20_5672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83cm" fo:min-width="0.3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none" draw:stroke-dash="Dashed_20__28_var_29__20_5676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99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0" style:family="graphic">
      <style:graphic-properties draw:stroke="none" draw:stroke-dash="Dashed_20__28_var_29__20_5677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621cm" fo:min-width="0.37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style:run-through="foreground"/>
    </style:style>
    <style:style style:name="gr12" style:family="graphic">
      <style:graphic-properties draw:stroke="solid" draw:stroke-dash="Dashed_20__28_var_29__20_5666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5667" svg:stroke-width="0.041cm" svg:stroke-color="#7fb241" draw:marker-start="" draw:marker-start-width="0.062cm" draw:marker-start-center="false" draw:marker-end="" draw:marker-end-width="0.06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146cm" fo:padding-bottom="0.146cm" fo:padding-left="0.27cm" fo:padding-right="0.27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none" draw:stroke-dash="Dashed_20__28_var_29__20_5674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418cm" fo:min-width="0.29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5" style:family="graphic">
      <style:graphic-properties draw:stroke="none" draw:stroke-dash="Dashed_20__28_var_29__20_5675" svg:stroke-width="0.041cm" svg:stroke-color="#52cc00" draw:marker-start="" draw:marker-start-width="0.062cm" draw:marker-start-center="false" draw:marker-end="" draw:marker-end-width="0.062cm" draw:marker-end-center="false" svg:stroke-opacity="100%" draw:stroke-linejoin="round" draw:fill="none" draw:fill-color="#ffff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524cm" fo:min-width="0.293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6" style:family="graphic">
      <style:graphic-properties draw:stroke="solid" draw:stroke-dash="Dashed_20__28_var_29__20_5655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5656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5658" svg:stroke-width="0.019cm" svg:stroke-color="#000000" draw:marker-start="" draw:marker-start-width="0cm" draw:marker-start-center="false" draw:marker-end="" draw:marker-end-width="0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fo:margin-left="0.1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.03cm" svg:stroke-color="#000000" draw:marker-start="" draw:marker-start-width="0.011cm" draw:marker-start-center="false" draw:marker-end="" draw:marker-end-width="0.011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false" fo:min-height="0.413cm" fo:min-width="0.29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.03cm" svg:stroke-color="#000000" draw:marker-start="" draw:marker-start-width="0.011cm" draw:marker-start-center="false" draw:marker-end="" draw:marker-end-width="0.011cm" draw:marker-end-center="false" draw:fill="none" draw:fill-color="#ffffff" draw:textarea-horizontal-align="left" draw:auto-grow-height="true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41cm" svg:stroke-color="#9d0f89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41cm" svg:stroke-color="#9d0f89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fo:margin-left="0.1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solid" svg:stroke-width="0.041cm" svg:stroke-color="#1ca2b8" draw:marker-start="" draw:marker-start-width="0.261cm" draw:marker-start-center="false" draw:marker-end="" draw:marker-end-width="0.261cm" draw:marker-end-center="false" draw:fill="solid" draw:fill-color="#99ccff" draw:textarea-horizontal-align="center" draw:textarea-vertical-align="middle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svg:stroke-width="0.041cm" svg:stroke-color="#1ca2b8" draw:marker-start="" draw:marker-start-width="0.261cm" draw:marker-start-center="false" draw:marker-end="" draw:marker-end-width="0.261cm" draw:marker-end-center="false" draw:fill="none" draw:fill-color="#ffffff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draw:stroke-dash="Dashed_20__28_var_29__20_45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45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45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ed_20__28_var_29__20_45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ed_20__28_var_29__20_45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ed_20__28_var_29__20_46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46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46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46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46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47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47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svg:stroke-width="0.019cm" svg:stroke-color="#000000" draw:marker-start="" draw:marker-start-width="0.215cm" draw:marker-start-center="false" draw:marker-end="" draw:marker-end-width="0.2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47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47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47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47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47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48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48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48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48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48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48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4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solid" draw:stroke-dash="Dashed_20__28_var_29__20_48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49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49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49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499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500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501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50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50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50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solid" draw:stroke-dash="Dashed_20__28_var_29__20_50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50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50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solid" draw:stroke-dash="Dashed_20__28_var_29__20_508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8" style:family="graphic">
      <style:graphic-properties draw:stroke="solid" draw:stroke-dash="Dashed_20__28_var_29__20_512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9" style:family="graphic">
      <style:graphic-properties draw:stroke="solid" draw:stroke-dash="Dashed_20__28_var_29__20_513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solid" draw:stroke-dash="Dashed_20__28_var_29__20_514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1" style:family="graphic">
      <style:graphic-properties draw:stroke="solid" draw:stroke-dash="Dashed_20__28_var_29__20_515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ed_20__28_var_29__20_516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ed_20__28_var_29__20_517" svg:stroke-width="0.019cm" svg:stroke-color="#000000" draw:marker-start="" draw:marker-start-width="0.316cm" draw:marker-start-center="false" draw:marker-end="" draw:marker-end-width="0.31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37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5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none" svg:stroke-width="0.019cm" svg:stroke-color="#000000" draw:marker-start="" draw:marker-start-width="0.215cm" draw:marker-start-center="false" draw:marker-end="" draw:marker-end-width="0.215cm" draw:marker-end-center="false" draw:fill="none" draw:fill-color="#ffffff" draw:textarea-horizontal-align="left" draw:auto-grow-height="true" draw:auto-grow-width="true" fo:min-height="0.413cm" fo:min-width="0.6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9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9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1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318" draw:name="Shape3_0" draw:style-name="gr5" draw:text-style-name="P119" svg:x1="14.755cm" svg:y1="1.337cm" svg:x2="21.998cm" svg:y2="1.312cm">
        <text:p/>
      </draw:line>
      <draw:frame text:anchor-type="page" text:anchor-page-number="2" draw:z-index="312" draw:name="Shape8_1" draw:style-name="gr88" draw:text-style-name="P142" svg:width="2.703cm" svg:height="0.715cm" draw:transform="rotate (0.0872664625997165) translate (1.32644444444444cm 1.21884722222222cm)">
        <draw:text-box>
          <text:p text:style-name="P119"><text:span text:style-name="T192">Série 2</text:span></text:p>
        </draw:text-box>
      </draw:frame>
      <draw:path text:anchor-type="page" text:anchor-page-number="2" draw:z-index="311" draw:name="Shape7_2" draw:style-name="gr89" draw:text-style-name="P143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310" draw:name="Shape3" draw:style-name="gr5" draw:text-style-name="P119" svg:x1="15.48cm" svg:y1="1.914cm" svg:x2="21.352cm" svg:y2="1.873cm">
        <text:p/>
      </draw:line>
      <text:list xml:id="list3062653298" text:style-name="_5f_Numérotation_20_des_20_exercices">
        <text:list-item>
          <text:h text:style-name="P116" text:outline-level="1"><text:span text:style-name="_5f_Caractères_5f_gras">Figures complexes</text:span></text:h>
        </text:list-item>
      </text:list>
      <text:h text:style-name="_5f_Paragraphe" text:outline-level="1"><text:span text:style-name="_5f_Caractères">En t'aidant des informations suivantes, code la figure ci-dessous :</text:span></text:h>
      <text:list xml:id="list142608625276613" text:continue-numbering="true" text:style-name="_5f_Numérotation_20_des_20_exercices">
        <text:list-item>
          <text:list>
            <text:list-item>
              <text:p text:style-name="P112"><text:span text:style-name="_5f_Caractères">AEM et MSD sont des triangles rectangles ;</text:span></text:p>
            </text:list-item>
            <text:list-item>
              <text:p text:style-name="P112"><text:span text:style-name="_5f_Caractères">EMD est un triangle équilatéral ;</text:span></text:p>
            </text:list-item>
            <text:list-item>
              <text:p text:style-name="P112"><text:span text:style-name="_5f_Caractères">ETD et MDS sont des triangles isocèles.</text:span></text:p>
            </text:list-item>
          </text:list>
        </text:list-item>
      </text:list>
      <text:h text:style-name="_5f_Paragraphe" text:outline-level="1"><draw:g text:anchor-type="paragraph" draw:z-index="316" draw:name="Shape9_3" draw:style-name="gr19"><draw:line draw:style-name="gr20" draw:text-style-name="P126" svg:x1="3.198cm" svg:y1="2.499cm" svg:x2="5.735cm" svg:y2="2.499cm"><text:p/></draw:line><draw:line draw:style-name="gr20" draw:text-style-name="P126" svg:x1="3.198cm" svg:y1="2.496cm" svg:x2="4.467cm" svg:y2="0.298cm"><text:p/></draw:line><draw:line draw:style-name="gr20" draw:text-style-name="P126" svg:x1="4.468cm" svg:y1="0.298cm" svg:x2="5.737cm" svg:y2="2.496cm"><text:p/></draw:line><draw:line draw:style-name="gr20" draw:text-style-name="P126" svg:x1="4.468cm" svg:y1="0.303cm" svg:x2="6.665cm" svg:y2="1.572cm"><text:p/></draw:line><draw:line draw:style-name="gr20" draw:text-style-name="P126" svg:x1="5.738cm" svg:y1="2.497cm" svg:x2="6.665cm" svg:y2="1.568cm"><text:p/></draw:line><draw:line draw:style-name="gr20" draw:text-style-name="P126" svg:x1="3.198cm" svg:y1="2.499cm" svg:x2="4.467cm" svg:y2="3.769cm"><text:p/></draw:line><draw:line draw:style-name="gr20" draw:text-style-name="P126" svg:x1="5.737cm" svg:y1="2.499cm" svg:x2="4.468cm" svg:y2="3.769cm"><text:p/></draw:line><draw:line draw:style-name="gr20" draw:text-style-name="P126" svg:x1="3.198cm" svg:y1="2.499cm" svg:x2="3.198cm" svg:y2="0.303cm"><text:p/></draw:line><draw:line draw:style-name="gr20" draw:text-style-name="P126" svg:x1="3.198cm" svg:y1="0.303cm" svg:x2="4.467cm" svg:y2="0.303cm"><text:p/></draw:line><draw:frame draw:style-name="gr21" draw:text-style-name="P128" svg:width="0.727cm" svg:height="0.664cm" svg:x="4.235cm" svg:y="-0.175cm"><draw:text-box><text:p text:style-name="P127"><text:span text:style-name="T187">E</text:span></text:p></draw:text-box></draw:frame><draw:frame draw:style-name="gr22" draw:text-style-name="P128" svg:width="0.72cm" svg:height="0.664cm" svg:x="6.537cm" svg:y="1.34cm"><draw:text-box><text:p text:style-name="P127"><text:span text:style-name="T187">T</text:span></text:p></draw:text-box></draw:frame><draw:frame draw:style-name="gr23" draw:text-style-name="P128" svg:width="0.777cm" svg:height="0.664cm" svg:x="5.503cm" svg:y="2.374cm"><draw:text-box><text:p text:style-name="P127"><text:span text:style-name="T187">D</text:span></text:p></draw:text-box></draw:frame><draw:frame draw:style-name="gr24" draw:text-style-name="P128" svg:width="0.729cm" svg:height="0.664cm" svg:x="4.272cm" svg:y="3.663cm"><draw:text-box><text:p text:style-name="P127"><text:span text:style-name="T187">S</text:span></text:p></draw:text-box></draw:frame><draw:frame draw:style-name="gr25" draw:text-style-name="P128" svg:width="0.359cm" svg:height="0.664cm" svg:x="2.778cm" svg:y="2.354cm"><draw:text-box><text:p text:style-name="P127"><text:span text:style-name="T187">M</text:span></text:p></draw:text-box></draw:frame><draw:frame draw:style-name="gr26" draw:text-style-name="P128" svg:width="0.747cm" svg:height="0.664cm" svg:x="2.656cm" svg:y="-0.082cm"><draw:text-box><text:p text:style-name="P127"><text:span text:style-name="T187">A</text:span></text:p></draw:text-box></draw:frame></draw:g><text:span text:style-name="_5f_Caractère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142609593480170" text:continue-numbering="true" text:style-name="_5f_Numérotation_20_des_20_exercices">
        <text:list-item>
          <text:h text:style-name="P117" text:outline-level="1"><draw:g text:anchor-type="char" draw:z-index="314" draw:name="Shape11_0" draw:style-name="gr32"><draw:line draw:style-name="gr33" draw:text-style-name="P129" svg:x1="6.438cm" svg:y1="2.851cm" svg:x2="8.688cm" svg:y2="2.851cm"><text:p/></draw:line><draw:line draw:style-name="gr33" draw:text-style-name="P129" svg:x1="6.438cm" svg:y1="2.851cm" svg:x2="7.564cm" svg:y2="1.907cm"><text:p/></draw:line><draw:line draw:style-name="gr33" draw:text-style-name="P129" svg:x1="7.567cm" svg:y1="1.907cm" svg:x2="8.691cm" svg:y2="2.849cm"><text:p/></draw:line><draw:frame draw:style-name="gr34" draw:text-style-name="P130" svg:width="0.246cm" svg:height="0.414cm" svg:x="6.158cm" svg:y="2.649cm"><draw:text-box><text:p text:style-name="P127"><text:span text:style-name="T188">A</text:span></text:p></draw:text-box></draw:frame><draw:frame draw:style-name="gr34" draw:text-style-name="P130" svg:width="0.246cm" svg:height="0.414cm" svg:x="8.744cm" svg:y="2.66cm"><draw:text-box><text:p text:style-name="P127"><text:span text:style-name="T188">B</text:span></text:p></draw:text-box></draw:frame><draw:frame draw:style-name="gr35" draw:text-style-name="P130" svg:width="0.251cm" svg:height="0.414cm" svg:x="7.43cm" svg:y="1.471cm"><draw:text-box><text:p text:style-name="P127"><text:span text:style-name="T188">C</text:span></text:p></draw:text-box></draw:frame></draw:g><text:span text:style-name="_5f_Caractères">Pour chaque cas, code la figure à partir des informations de l’énoncé puis donne la nature du triangle en justifiant la réponse.</text:span></text:h>
        </text:list-item>
      </text:list>
      <text:list xml:id="list2801361066" text:style-name="_5f_Numérotation_20_des_20_exercices">
        <text:list-item>
          <text:list>
            <text:list-item>
              <text:p text:style-name="P113"><text:span text:style-name="_5f_Caractères">ABC est tel que : </text:span><text:span text:style-name="_5f_Caractères"><draw:frame draw:style-name="fr5" draw:name="Objet11" text:anchor-type="as-char" svg:y="-0.381cm" svg:width="0.72cm" svg:height="0.464cm" draw:z-index="31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= 40° et </text:span><text:span text:style-name="_5f_Caractères"><draw:frame draw:style-name="fr5" draw:name="Object1" text:anchor-type="as-char" svg:y="-0.358cm" svg:width="0.728cm" svg:height="0.434cm" draw:z-index="32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= 40°.</text:span></text:p>
            </text:list-item>
          </text:list>
        </text:list-item>
      </text:list>
      <text:h text:style-name="_5f_Paragraphe" text:outline-level="1"/>
      <text:list xml:id="list142608822212948" text:continue-numbering="true" text:style-name="_5f_Numérotation_20_des_20_exercices">
        <text:list-item>
          <text:list>
            <text:list-item>
              <text:p text:style-name="P109"><text:span text:style-name="_5f_Caractères">ABC est un triangle </text:span><text:span text:style-name="_5f_pointillés_20_gris">……………… </text:span><text:span text:style-name="_5f_Caractères">car</text:span><text:span text:style-name="_5f_pointillés_20_gris">………………………………………………………………………………………………………………………………….………………………………………………………………….</text:span></text:p>
            </text:list-item>
          </text:list>
        </text:list-item>
      </text:list>
      <text:list xml:id="list142608385998409" text:continue-list="list142609593480170" text:style-name="_5f_Numérotation_20_des_20_exercices">
        <text:list-item>
          <text:h text:style-name="P115" text:outline-level="1"><draw:g text:anchor-type="paragraph" draw:z-index="315" draw:name="Shape12_0" draw:style-name="gr27"><draw:line draw:style-name="gr28" draw:text-style-name="P129" svg:x1="7.17cm" svg:y1="2.18cm" svg:x2="8.781cm" svg:y2="2.18cm"><text:p/></draw:line><draw:line draw:style-name="gr28" draw:text-style-name="P129" svg:x1="7.17cm" svg:y1="2.18cm" svg:x2="7.975cm" svg:y2="0.783cm"><text:p/></draw:line><draw:line draw:style-name="gr28" draw:text-style-name="P129" svg:x1="7.98cm" svg:y1="0.797cm" svg:x2="8.78cm" svg:y2="2.182cm"><text:p/></draw:line><draw:frame draw:style-name="gr29" draw:text-style-name="P130" svg:width="0.207cm" svg:height="0.414cm" svg:x="6.916cm" svg:y="2.083cm"><draw:text-box><text:p text:style-name="P127"><text:span text:style-name="T188">F</text:span></text:p></draw:text-box></draw:frame><draw:frame draw:style-name="gr30" draw:text-style-name="P130" svg:width="0.276cm" svg:height="0.414cm" svg:x="8.837cm" svg:y="2.083cm"><draw:text-box><text:p text:style-name="P127"><text:span text:style-name="T188">D</text:span></text:p></draw:text-box></draw:frame><draw:frame draw:style-name="gr31" draw:text-style-name="P130" svg:width="0.228cm" svg:height="0.414cm" svg:x="7.87cm" svg:y="0.367cm"><draw:text-box><text:p text:style-name="P127"><text:span text:style-name="T188">E</text:span></text:p></draw:text-box></draw:frame></draw:g><text:span text:style-name="_5f_Caractères">Code la figure à partir des informations de l’énoncé puis donne la nature du triangle en justifiant la réponse.</text:span></text:h>
          <text:h text:style-name="P118" text:outline-level="1"><text:span text:style-name="_5f_Caractères">DEF est tel que l’ angle </text:span><text:span text:style-name="_5f_Caractères"><draw:frame draw:style-name="fr5" draw:name="Objet5" text:anchor-type="as-char" svg:y="-0.376cm" svg:width="0.693cm" svg:height="0.459cm" draw:z-index="36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<text:s text:c="2"/>mesure 60° et </text:span><text:span text:style-name="_5f_Caractères"><draw:frame draw:style-name="fr5" draw:name="Objet6" text:anchor-type="as-char" svg:y="-0.376cm" svg:width="0.693cm" svg:height="0.459cm" draw:z-index="36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=</text:span><text:span text:style-name="_5f_Caractères"><draw:frame draw:style-name="fr5" draw:name="Objet7" text:anchor-type="as-char" svg:y="-0.376cm" svg:width="0.806cm" svg:height="0.459cm" draw:z-index="36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h>
        </text:list-item>
      </text:list>
      <text:p text:style-name="P111"><text:span text:style-name="_5f_Caractères">DEF est un triangle </text:span><text:span text:style-name="_5f_pointillés_20_gris">………………………</text:span></text:p>
      <text:p text:style-name="P111"><text:span text:style-name="_5f_Caractères">car</text:span><text:span text:style-name="_5f_pointillés_20_gris">………………………………………………………………………………………………………………………………...</text:span></text:p>
      <text:list xml:id="list142609571699035" text:continue-numbering="true" text:style-name="_5f_Numérotation_20_des_20_exercices">
        <text:list-item>
          <text:h text:style-name="P117" text:outline-level="1"><text:span text:style-name="_5f_Caractères">Classe les triangles suivants dans le tableau.</text:span></text:h>
          <text:h text:style-name="P117" text:outline-level="1"><draw:g text:anchor-type="paragraph" draw:z-index="313" draw:name="Shape8_3" draw:style-name="gr36"><draw:g draw:style-name="gr11"><draw:line draw:style-name="gr37" draw:text-style-name="P131" svg:x1="0.106cm" svg:y1="1.473cm" svg:x2="1.584cm" svg:y2="1.473cm"><text:p/></draw:line><draw:line draw:style-name="gr38" draw:text-style-name="P131" svg:x1="0.845cm" svg:y1="-0.007cm" svg:x2="0.106cm" svg:y2="1.473cm"><text:p/></draw:line><draw:line draw:style-name="gr39" draw:text-style-name="P131" svg:x1="0.845cm" svg:y1="-0.007cm" svg:x2="1.584cm" svg:y2="1.473cm"><text:p/></draw:line><draw:ellipse draw:style-name="gr40" draw:text-style-name="P132" svg:width="0.149cm" svg:height="0.151cm" svg:x="1.139cm" svg:y="0.683cm"><text:p/></draw:ellipse><draw:ellipse draw:style-name="gr41" draw:text-style-name="P132" svg:width="0.151cm" svg:height="0.149cm" svg:x="0.405cm" svg:y="0.664cm"><text:p/></draw:ellipse><draw:frame draw:style-name="gr42" draw:text-style-name="P133" svg:width="0.75cm" svg:height="0.664cm" svg:x="0.698cm" svg:y="0.776cm"><draw:text-box><text:p text:style-name="P127"><text:span text:style-name="T189">1</text:span></text:p></draw:text-box></draw:frame></draw:g><draw:line draw:style-name="gr43" draw:text-style-name="P131" svg:x1="2.576cm" svg:y1="1.472cm" svg:x2="2.916cm" svg:y2="0.666cm"><text:p/></draw:line><draw:line draw:style-name="gr44" draw:text-style-name="P131" svg:x1="1.585cm" svg:y1="0.09cm" svg:x2="2.917cm" svg:y2="0.669cm"><text:p/></draw:line><draw:line draw:style-name="gr45" draw:text-style-name="P131" svg:x1="2.576cm" svg:y1="1.475cm" svg:x2="1.585cm" svg:y2="0.09cm"><text:p/></draw:line><draw:rect draw:style-name="gr46" draw:text-style-name="P132" svg:width="0.179cm" svg:height="0.175cm" draw:transform="rotate (2.74453024876108) translate (2.84691666666667cm 0.827263888888889cm)"><text:p/></draw:rect><draw:frame draw:style-name="gr42" draw:text-style-name="P133" svg:width="0.75cm" svg:height="0.664cm" svg:x="2.127cm" svg:y="0.505cm"><draw:text-box><text:p text:style-name="P127"><text:span text:style-name="T189">2</text:span></text:p></draw:text-box></draw:frame><draw:line draw:style-name="gr47" draw:text-style-name="P131" svg:x1="4.585cm" svg:y1="1.325cm" svg:x2="4.941cm" svg:y2="0.646cm"><text:p/></draw:line><draw:line draw:style-name="gr48" draw:text-style-name="P131" svg:x1="2.733cm" svg:y1="-0.083cm" svg:x2="4.585cm" svg:y2="1.325cm"><text:p/></draw:line><draw:line draw:style-name="gr49" draw:text-style-name="P131" svg:x1="2.733cm" svg:y1="-0.083cm" svg:x2="4.941cm" svg:y2="0.645cm"><text:p/></draw:line><draw:line draw:style-name="gr50" draw:text-style-name="P134" svg:x1="3.927cm" svg:y1="0.194cm" svg:x2="4.033cm" svg:y2="0.489cm"><text:p/></draw:line><draw:line draw:style-name="gr50" draw:text-style-name="P134" svg:x1="3.595cm" svg:y1="0.711cm" svg:x2="3.9cm" svg:y2="0.658cm"><text:p/></draw:line><draw:frame draw:style-name="gr42" draw:text-style-name="P133" svg:width="0.75cm" svg:height="0.664cm" svg:x="4.115cm" svg:y="0.524cm"><draw:text-box><text:p text:style-name="P127"><text:span text:style-name="T189">3</text:span></text:p></draw:text-box></draw:frame><draw:line draw:style-name="gr51" draw:text-style-name="P131" svg:x1="1.953cm" svg:y1="1.487cm" svg:x2="0.097cm" svg:y2="2.23cm"><text:p/></draw:line><draw:line draw:style-name="gr52" draw:text-style-name="P131" svg:x1="1.395cm" svg:y1="2.787cm" svg:x2="1.952cm" svg:y2="1.487cm"><text:p/></draw:line><draw:line draw:style-name="gr53" draw:text-style-name="P131" svg:x1="1.395cm" svg:y1="2.785cm" svg:x2="0.097cm" svg:y2="2.228cm"><text:p/></draw:line><draw:line draw:style-name="gr54" draw:text-style-name="P131" svg:x1="1.832cm" svg:y1="2.26cm" svg:x2="1.536cm" svg:y2="2.092cm"><text:p/></draw:line><draw:line draw:style-name="gr55" draw:text-style-name="P131" svg:x1="0.908cm" svg:y1="2.385cm" svg:x2="0.811cm" svg:y2="2.71cm"><text:p/></draw:line><draw:frame draw:style-name="gr42" draw:text-style-name="P133" svg:width="0.75cm" svg:height="0.664cm" svg:x="0.94cm" svg:y="1.921cm"><draw:text-box><text:p text:style-name="P127"><text:span text:style-name="T189">6</text:span></text:p></draw:text-box></draw:frame><draw:line draw:style-name="gr56" draw:text-style-name="P131" svg:x1="2.288cm" svg:y1="2.794cm" svg:x2="3.787cm" svg:y2="2.794cm"><text:p/></draw:line><draw:line draw:style-name="gr57" draw:text-style-name="P131" svg:x1="2.288cm" svg:y1="2.793cm" svg:x2="3.036cm" svg:y2="1.505cm"><text:p/></draw:line><draw:line draw:style-name="gr58" draw:text-style-name="P131" svg:x1="3.785cm" svg:y1="2.794cm" svg:x2="3.034cm" svg:y2="1.503cm"><text:p/></draw:line><draw:line draw:style-name="gr59" draw:text-style-name="P131" svg:x1="2.572cm" svg:y1="2.062cm" svg:x2="2.757cm" svg:y2="2.274cm"><text:p/></draw:line><draw:line draw:style-name="gr60" draw:text-style-name="P131" svg:x1="3.486cm" svg:y1="2.046cm" svg:x2="3.301cm" svg:y2="2.256cm"><text:p/></draw:line><draw:line draw:style-name="gr61" draw:text-style-name="P131" svg:x1="3.01cm" svg:y1="2.697cm" svg:x2="3.195cm" svg:y2="2.907cm"><text:p/></draw:line><draw:frame draw:style-name="gr42" draw:text-style-name="P133" svg:width="0.75cm" svg:height="0.664cm" svg:x="2.706cm" svg:y="2.096cm"><draw:text-box><text:p text:style-name="P127"><text:span text:style-name="T189">7</text:span></text:p></draw:text-box></draw:frame><draw:line draw:style-name="gr50" draw:text-style-name="P134" svg:x1="5.451cm" svg:y1="2.922cm" svg:x2="6.451cm" svg:y2="4.423cm"><text:p/></draw:line><draw:line draw:style-name="gr50" draw:text-style-name="P134" svg:x1="6.449cm" svg:y1="4.423cm" svg:x2="6.95cm" svg:y2="2.922cm"><text:p/></draw:line><draw:line draw:style-name="gr50" draw:text-style-name="P134" svg:x1="6.952cm" svg:y1="2.922cm" svg:x2="5.451cm" svg:y2="2.922cm"><text:p/></draw:line><draw:frame draw:style-name="gr62" draw:text-style-name="P133" svg:width="0.996cm" svg:height="0.664cm" svg:x="5.856cm" svg:y="3.018cm"><draw:text-box><text:p text:style-name="P127"><text:span text:style-name="T189">12</text:span></text:p></draw:text-box></draw:frame><draw:line draw:style-name="gr63" draw:text-style-name="P131" svg:x1="6.736cm" svg:y1="1.39cm" svg:x2="6.736cm" svg:y2="2.716cm"><text:p/></draw:line><draw:line draw:style-name="gr64" draw:text-style-name="P131" svg:x1="8.946cm" svg:y1="2.715cm" svg:x2="6.736cm" svg:y2="2.715cm"><text:p/></draw:line><draw:line draw:style-name="gr65" draw:text-style-name="P131" svg:x1="6.736cm" svg:y1="1.39cm" svg:x2="8.946cm" svg:y2="2.716cm"><text:p/></draw:line><draw:rect draw:style-name="gr66" draw:text-style-name="P132" svg:width="0.265cm" svg:height="0.265cm" svg:x="6.736cm" svg:y="2.452cm"><text:p/></draw:rect><draw:frame draw:style-name="gr42" draw:text-style-name="P133" svg:width="0.75cm" svg:height="0.664cm" svg:x="7.098cm" svg:y="1.969cm"><draw:text-box><text:p text:style-name="P127"><text:span text:style-name="T189">9</text:span></text:p></draw:text-box></draw:frame><draw:g draw:style-name="gr11"><draw:line draw:style-name="gr67" draw:text-style-name="P135" svg:x1="6.142cm" svg:y1="1.323cm" svg:x2="6.814cm" svg:y2="-0.12cm"><text:p/></draw:line><draw:line draw:style-name="gr68" draw:text-style-name="P135" svg:x1="6.142cm" svg:y1="1.319cm" svg:x2="5.239cm" svg:y2="0.023cm"><text:p/></draw:line><draw:line draw:style-name="gr69" draw:text-style-name="P135" svg:x1="6.813cm" svg:y1="-0.12cm" svg:x2="5.233cm" svg:y2="0.023cm"><text:p/></draw:line><draw:line draw:style-name="gr70" draw:text-style-name="P135" svg:x1="5.56cm" svg:y1="0.718cm" svg:x2="5.846cm" svg:y2="0.635cm"><text:p/></draw:line><draw:line draw:style-name="gr71" draw:text-style-name="P135" svg:x1="5.958cm" svg:y1="-0.17cm" svg:x2="6.076cm" svg:y2="0.102cm"><text:p/></draw:line><draw:line draw:style-name="gr72" draw:text-style-name="P135" svg:x1="6.366cm" svg:y1="0.58cm" svg:x2="6.65cm" svg:y2="0.495cm"><text:p/></draw:line></draw:g><draw:frame draw:style-name="gr73" draw:text-style-name="P136" svg:width="0.726cm" svg:height="0.625cm" svg:x="5.773cm" svg:y="0.129cm"><draw:text-box><text:p text:style-name="P127"><text:span text:style-name="T190">4</text:span></text:p></draw:text-box></draw:frame><draw:frame draw:style-name="gr62" draw:text-style-name="P137" svg:width="0.996cm" svg:height="0.664cm" svg:x="0.513cm" svg:y="3.403cm"><draw:text-box><text:p text:style-name="P127"><text:span text:style-name="T191">10</text:span></text:p></draw:text-box></draw:frame><draw:line draw:style-name="gr74" draw:text-style-name="P138" svg:x1="-0.001cm" svg:y1="3.53cm" svg:x2="0.849cm" svg:y2="4.428cm"><text:p/></draw:line><draw:line draw:style-name="gr75" draw:text-style-name="P138" svg:x1="2.342cm" svg:y1="3.011cm" svg:x2="0.85cm" svg:y2="4.429cm"><text:p/></draw:line><draw:line draw:style-name="gr76" draw:text-style-name="P138" svg:x1="-0.001cm" svg:y1="3.531cm" svg:x2="2.34cm" svg:y2="3.011cm"><text:p/></draw:line><draw:rect draw:style-name="gr77" draw:text-style-name="P139" svg:width="0.246cm" svg:height="0.251cm" draw:transform="skewX (0.00698131700797718) rotate (0.754854901487548) translate (0.680861111111111cm 4.24920833333333cm)"><text:p/></draw:rect><draw:g draw:style-name="gr11"><draw:line draw:style-name="gr78" draw:text-style-name="P140" svg:x1="8.402cm" svg:y1="1.317cm" svg:x2="8.166cm" svg:y2="-0.147cm"><text:p/></draw:line><draw:line draw:style-name="gr79" draw:text-style-name="P140" svg:x1="8.405cm" svg:y1="1.316cm" svg:x2="7.031cm" svg:y2="0.792cm"><text:p/></draw:line><draw:line draw:style-name="gr80" draw:text-style-name="P140" svg:x1="8.169cm" svg:y1="-0.147cm" svg:x2="7.028cm" svg:y2="0.793cm"><text:p/></draw:line><draw:line draw:style-name="gr81" draw:text-style-name="P140" svg:x1="7.643cm" svg:y1="1.153cm" svg:x2="7.818cm" svg:y2="0.94cm"><text:p/></draw:line><draw:line draw:style-name="gr82" draw:text-style-name="P140" svg:x1="7.486cm" svg:y1="0.268cm" svg:x2="7.721cm" svg:y2="0.416cm"><text:p/></draw:line><draw:line draw:style-name="gr83" draw:text-style-name="P140" svg:x1="8.194cm" svg:y1="0.628cm" svg:x2="8.37cm" svg:y2="0.415cm"><text:p/></draw:line></draw:g><draw:frame draw:style-name="gr84" draw:text-style-name="P133" svg:width="0.874cm" svg:height="0.664cm" svg:x="7.465cm" svg:y="0.334cm"><draw:text-box><text:p text:style-name="P127"><text:span text:style-name="T189"><text:s/></text:span><text:span text:style-name="T189">5</text:span></text:p></draw:text-box></draw:frame><draw:line draw:style-name="gr85" draw:text-style-name="P134" svg:x1="4.244cm" svg:y1="2.668cm" svg:x2="4.182cm" svg:y2="4.04cm"><text:p/></draw:line><draw:line draw:style-name="gr85" draw:text-style-name="P134" svg:x1="2.82cm" svg:y1="3.981cm" svg:x2="4.185cm" svg:y2="4.041cm"><text:p/></draw:line><draw:line draw:style-name="gr85" draw:text-style-name="P134" svg:x1="2.82cm" svg:y1="3.98cm" svg:x2="4.247cm" svg:y2="2.668cm"><text:p/></draw:line><draw:rect draw:style-name="gr86" draw:text-style-name="P141" svg:width="0.276cm" svg:height="0.276cm" draw:transform="skewX (0.00645771823237902) rotate (1.53239908325102) translate (3.91406944444444cm 4.02872222222222cm)"><text:p/></draw:rect><draw:path draw:style-name="gr86" draw:text-style-name="P141" svg:width="0.397cm" svg:height="0.2cm" svg:x="3.262cm" svg:y="3.909cm" svg:viewBox="0 0 398 201" svg:d="M0 171c129-251 126-121 126-121l178 151 94-134-15-67"><text:p/></draw:path><draw:path draw:style-name="gr86" draw:text-style-name="P141" svg:width="0.23cm" svg:height="0.356cm" svg:x="4.108cm" svg:y="3.159cm" svg:viewBox="0 0 231 357" svg:d="M5 357c203-96 135-110 135-110l-140-169 128-78 103 13"><text:p/></draw:path><draw:frame draw:style-name="gr87" draw:text-style-name="P133" svg:width="1.119cm" svg:height="0.664cm" svg:x="3.214cm" svg:y="3.158cm"><draw:text-box><text:p text:style-name="P127"><text:span text:style-name="T189"><text:s/></text:span><text:span text:style-name="T189">11</text:span></text:p></draw:text-box></draw:frame><draw:line draw:style-name="gr85" draw:text-style-name="P134" svg:x1="4.324cm" svg:y1="1.498cm" svg:x2="6.141cm" svg:y2="1.498cm"><text:p/></draw:line><draw:line draw:style-name="gr85" draw:text-style-name="P134" svg:x1="4.324cm" svg:y1="1.498cm" svg:x2="5.232cm" svg:y2="2.867cm"><text:p/></draw:line><draw:line draw:style-name="gr85" draw:text-style-name="P134" svg:x1="6.138cm" svg:y1="1.498cm" svg:x2="5.23cm" svg:y2="2.867cm"><text:p/></draw:line><draw:path draw:style-name="gr86" draw:text-style-name="P141" svg:width="0.352cm" svg:height="0.32cm" svg:x="4.666cm" svg:y="2.072cm" svg:viewBox="0 0 353 321" svg:d="M0 71c64-23 129-46 194-71 18 65-90 254-72 319 37 18 196-90 231-70"><text:p/></draw:path><draw:path draw:style-name="gr86" draw:text-style-name="P141" svg:width="0.354cm" svg:height="0.32cm" svg:x="5.549cm" svg:y="2.02cm" svg:viewBox="0 0 355 321" svg:d="M0 252c66 21 129 44 196 69 16-65-90-254-70-319 33-18 194 90 229 72"><text:p/></draw:path><draw:frame draw:style-name="gr84" draw:text-style-name="P133" svg:width="0.874cm" svg:height="0.664cm" svg:x="4.865cm" svg:y="1.623cm"><draw:text-box><text:p text:style-name="P127"><text:span text:style-name="T189"><text:s/></text:span><text:span text:style-name="T189">8</text:span></text:p></draw:text-box></draw:frame></draw:g><text:span text:style-name="_5f_Caractères"/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h text:style-name="_5f_Tableau_5f_Centré_5f_Gras" text:outline-level="1">Quelconque</text:h>
          </table:table-cell>
          <table:table-cell table:style-name="Table1.A1" office:value-type="string">
            <text:h text:style-name="_5f_Tableau_5f_Centré_5f_Gras" text:outline-level="1">Isocèle</text:h>
          </table:table-cell>
          <table:table-cell table:style-name="Table1.A1" office:value-type="string">
            <text:h text:style-name="_5f_Tableau_5f_Centré_5f_Gras" text:outline-level="1">Rectangle</text:h>
          </table:table-cell>
          <table:table-cell table:style-name="Table1.D1" office:value-type="string">
            <text:h text:style-name="_5f_Tableau_5f_Centré_5f_Gras" text:outline-level="1">Équilatéral</text:h>
          </table:table-cell>
        </table:table-row>
        <table:table-row>
          <table:table-cell table:style-name="Table1.A2" office:value-type="string">
            <text:h text:style-name="_5f_Tableau_5f_Centré_5f_Gras" text:outline-level="1"><text:span text:style-name="_5f_pointillés_20_gris"><text:span text:style-name="T184">…………….</text:span></text:span></text:h>
            <text:h text:style-name="_5f_Tableau_5f_Centré_5f_Gras" text:outline-level="1"><text:span text:style-name="_5f_pointillés_20_gris"><text:span text:style-name="T184">…………….</text:span></text:span></text:h>
            <text:h text:style-name="_5f_Tableau_5f_Centré_5f_Gras" text:outline-level="1"><text:span text:style-name="_5f_pointillés_20_gris"><text:span text:style-name="T184">…………….</text:span></text:span></text:h>
          </table:table-cell>
          <table:table-cell table:style-name="Table1.B2" office:value-type="string">
            <text:h text:style-name="_5f_Tableau_5f_Centré" text:outline-level="1"><text:span text:style-name="_5f_pointillés_20_gris">………….</text:span></text:h>
            <text:h text:style-name="_5f_Tableau_5f_Centré" text:outline-level="1"><text:span text:style-name="_5f_pointillés_20_gris">………….</text:span></text:h>
            <text:h text:style-name="_5f_Tableau_5f_Centré" text:outline-level="1"><text:span text:style-name="_5f_pointillés_20_gris">………….</text:span></text:h>
          </table:table-cell>
          <table:table-cell table:style-name="Table1.C2" office:value-type="string"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</table:table-cell>
          <table:table-cell table:style-name="Table1.D2" office:value-type="string"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  <text:h text:style-name="_5f_Tableau_5f_Centré" text:outline-level="1"><text:span text:style-name="_5f_pointillés_20_gris">…………….</text:span></text:h>
          </table:table-cell>
        </table:table-row>
      </table:table>
      <text:list xml:id="list142608253337072" text:continue-numbering="true" text:style-name="_5f_Numérotation_20_des_20_exercices">
        <text:list-item>
          <text:h text:style-name="P117" text:outline-level="1"><text:span text:style-name="_5f_Caractères">Le quadrilatère ABCD est un carré et les triangles DEF et FGC sont équilatéraux.</text:span></text:h>
        </text:list-item>
      </text:list>
      <text:h text:style-name="_5f_Paragraphe" text:outline-level="1"><draw:g text:anchor-type="paragraph" draw:z-index="317" draw:name="Forme1" draw:style-name="gr6"><draw:custom-shape draw:style-name="gr7" draw:text-style-name="P121" svg:width="5.635cm" svg:height="2.768cm" svg:x="2.401cm" svg:y="0.453cm"><text:p/><draw:enhanced-geometry svg:viewBox="0 0 21600 21600" draw:mirror-horizontal="false" draw:mirror-vertical="false" draw:type="rectangle" draw:enhanced-path="M 0 0 L 21600 0 21600 21600 0 21600 0 0 Z N"/></draw:custom-shape><draw:frame draw:style-name="gr8" draw:text-style-name="P123" svg:width="0.309cm" svg:height="0.484cm" svg:x="2.175cm" svg:y="0.072cm"><draw:text-box><text:p text:style-name="P122"><text:span text:style-name="T186">A</text:span></text:p></draw:text-box></draw:frame><draw:frame draw:style-name="gr9" draw:text-style-name="P123" svg:width="0.295cm" svg:height="0.5cm" svg:x="3.687cm" svg:y="5.623cm"><draw:text-box><text:p text:style-name="P122"><text:span text:style-name="T186">E</text:span></text:p></draw:text-box></draw:frame><draw:frame draw:style-name="gr10" draw:text-style-name="P123" svg:width="0.376cm" svg:height="0.622cm" svg:x="6.523cm" svg:y="0.467cm"><draw:text-box><text:p text:style-name="P122"><text:span text:style-name="T186">G</text:span></text:p></draw:text-box></draw:frame><draw:frame draw:style-name="gr8" draw:text-style-name="P123" svg:width="0.309cm" svg:height="0.484cm" svg:x="8.047cm" svg:y="0.074cm"><draw:text-box><text:p text:style-name="P122"><text:span text:style-name="T186">B</text:span></text:p></draw:text-box></draw:frame><draw:frame draw:style-name="gr8" draw:text-style-name="P123" svg:width="0.309cm" svg:height="0.484cm" svg:x="8.035cm" svg:y="3.194cm"><draw:text-box><text:p text:style-name="P122"><text:span text:style-name="T186">C</text:span></text:p></draw:text-box></draw:frame><draw:g draw:style-name="gr11"><draw:line draw:style-name="gr12" draw:text-style-name="P124" svg:x1="6.631cm" svg:y1="0.815cm" svg:x2="5.226cm" svg:y2="3.221cm"><text:p/></draw:line><draw:line draw:style-name="gr13" draw:text-style-name="P124" svg:x1="6.632cm" svg:y1="0.815cm" svg:x2="8.036cm" svg:y2="3.221cm"><text:p/></draw:line></draw:g><draw:frame draw:style-name="gr14" draw:text-style-name="P123" svg:width="0.295cm" svg:height="0.419cm" svg:x="2.085cm" svg:y="3.157cm"><draw:text-box><text:p text:style-name="P122"><text:span text:style-name="T186">D</text:span></text:p></draw:text-box></draw:frame><draw:frame draw:style-name="gr15" draw:text-style-name="P123" svg:width="0.294cm" svg:height="0.525cm" svg:x="5.235cm" svg:y="3.247cm"><draw:text-box><text:p text:style-name="P122"><text:span text:style-name="T186">F</text:span></text:p></draw:text-box></draw:frame><draw:ellipse draw:style-name="gr16" draw:text-style-name="P125" svg:width="0.89cm" svg:height="0.879cm" svg:x="4.771cm" svg:y="2.796cm" draw:kind="arc" draw:start-angle="0.41" draw:end-angle="60.89"><text:p/></draw:ellipse><draw:ellipse draw:style-name="gr17" draw:text-style-name="P125" svg:width="0.884cm" svg:height="0.888cm" draw:transform="skewX (0.00593411945678068) rotate (2.09788576089718) translate (7.88458333333333cm 3.82058333333333cm)" draw:kind="arc" draw:start-angle="0.41" draw:end-angle="60.89"><text:p/></draw:ellipse><draw:ellipse draw:style-name="gr18" draw:text-style-name="P125" svg:width="0.883cm" svg:height="0.886cm" draw:transform="skewX (-0.00994837673636767) rotate (-2.09893295844838) translate (7.23018055555556cm 0.672805555555556cm)" draw:kind="arc" draw:start-angle="0.41" draw:end-angle="60.89"><text:p/></draw:ellipse><draw:ellipse draw:style-name="gr16" draw:text-style-name="P125" svg:width="0.957cm" svg:height="0.943cm" svg:x="4.745cm" svg:y="2.764cm" draw:kind="arc" draw:start-angle="0.41" draw:end-angle="60.89"><text:p/></draw:ellipse><draw:ellipse draw:style-name="gr18" draw:text-style-name="P125" svg:width="0.892cm" svg:height="0.913cm" draw:transform="skewX (-0.0445058959258555) rotate (-2.11429185586593) translate (7.25663888888889cm 0.709083333333333cm)" draw:kind="arc" draw:start-angle="0.41" draw:end-angle="60.89"><text:p/></draw:ellipse><draw:ellipse draw:style-name="gr17" draw:text-style-name="P125" svg:width="0.923cm" svg:height="0.899cm" draw:transform="skewX (-0.0431096325242599) rotate (2.07380021721966) translate (7.85283333333333cm 3.84704166666667cm)" draw:kind="arc" draw:start-angle="0.41" draw:end-angle="60.89"><text:p/></draw:ellipse><draw:g draw:style-name="gr11"><draw:line draw:style-name="gr12" draw:text-style-name="P124" svg:x1="3.803cm" svg:y1="5.641cm" svg:x2="5.221cm" svg:y2="3.237cm"><text:p/></draw:line><draw:line draw:style-name="gr13" draw:text-style-name="P124" svg:x1="3.802cm" svg:y1="5.641cm" svg:x2="2.393cm" svg:y2="3.233cm"><text:p/></draw:line></draw:g><draw:ellipse draw:style-name="gr16" draw:text-style-name="P125" svg:width="0.895cm" svg:height="0.879cm" draw:transform="rotate (3.1396727914126) translate (5.67795833333333cm 3.67770833333333cm)" draw:kind="arc" draw:start-angle="0.41" draw:end-angle="60.89"><text:p/></draw:ellipse><draw:ellipse draw:style-name="gr17" draw:text-style-name="P125" svg:width="0.884cm" svg:height="0.89cm" draw:transform="skewX (0.00994837673636779) rotate (-1.04196156344062) translate (2.54529166666667cm 2.64130555555556cm)" draw:kind="arc" draw:start-angle="0.41" draw:end-angle="60.89"><text:p/></draw:ellipse><draw:ellipse draw:style-name="gr18" draw:text-style-name="P125" svg:width="0.883cm" svg:height="0.892cm" draw:transform="skewX (-0.0137881010907552) rotate (1.03829637201143) translate (3.19793055555556cm 5.794375cm)" draw:kind="arc" draw:start-angle="0.41" draw:end-angle="60.89"><text:p/></draw:ellipse><draw:ellipse draw:style-name="gr16" draw:text-style-name="P125" svg:width="0.962cm" svg:height="0.943cm" draw:transform="rotate (3.1396727914126) translate (5.70265277777778cm 3.71122222222222cm)" draw:kind="arc" draw:start-angle="0.41" draw:end-angle="60.89"><text:p/></draw:ellipse><draw:ellipse draw:style-name="gr18" draw:text-style-name="P125" svg:width="0.893cm" svg:height="0.914cm" draw:transform="skewX (-0.0500909495322374) rotate (1.02223934289308) translate (3.17147222222222cm 5.762625cm)" draw:kind="arc" draw:start-angle="0.41" draw:end-angle="60.89"><text:p/></draw:ellipse><draw:ellipse draw:style-name="gr17" draw:text-style-name="P125" svg:width="0.923cm" svg:height="0.904cm" draw:transform="skewX (-0.0390953752446731) rotate (-1.06604710711814) translate (2.57704166666667cm 2.62113888888889cm)" draw:kind="arc" draw:start-angle="0.41" draw:end-angle="60.89"><text:p/></draw:ellipse></draw:g><text:span text:style-name="_5f_Caractères">Quelle est la mesure de l'angle </text:span><text:span text:style-name="_5f_Caractères"><draw:frame draw:style-name="fr5" draw:name="Objet27" text:anchor-type="as-char" svg:y="-0.376cm" svg:width="0.746cm" svg:height="0.459cm" draw:z-index="36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? Justifie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Quelle est la mesure de l'angle </text:span><text:span text:style-name="_5f_Caractères"><draw:frame draw:style-name="fr5" draw:name="Objet25" text:anchor-type="as-char" svg:y="-0.381cm" svg:width="0.758cm" svg:height="0.464cm" draw:z-index="36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_5f_Caractères">? Justifie. 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Quelle est la mesure de l'angle </text:span><text:span text:style-name="_5f_Caractères"><draw:frame draw:style-name="fr5" draw:name="Objet26" text:anchor-type="as-char" svg:y="-0.381cm" svg:width="0.744cm" svg:height="0.464cm" draw:z-index="36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? Justifie.</text:span></text:h>
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...</text:span></text:p>
      <text:h text:style-name="_5f_Paragraphe" text:outline-level="1"><text:span text:style-name="_5f_Caractères">Comment semblent être les points G, F et E ? (On ne demande pas de le démontrer.)</text:span></text:h>
      <text:p text:style-name="_5f_Paragraphe_5f_Réponse_5f_Pointillés_5f_Grisés"><text:span text:style-name="_5f_pointillés_20_gris">…………………………………………………………………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Italique" style:font-family-generic="roman" style:font-pitch="variable"/>
  </office:font-face-decls>
  <office:styles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ed_20__28_var_29_" draw:display-name="Dashed (var)" draw:style="rect" draw:dots1="1" draw:dots1-length="112%" draw:distance="72%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9" draw:display-name="Dashed (var) 499" draw:style="round" draw:dots2="2" draw:distance="0.023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_5f_Header_20_G_20_page_20_impaire_20__28_D_29_">
      <style:text-properties officeooo:rsid="01260c00" officeooo:paragraph-rsid="01260c00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3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7" style:family="paragraph" style:parent-style-name="Footer">
      <style:text-properties officeooo:paragraph-rsid="00d8520c"/>
    </style:style>
    <style:style style:name="MP78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0" style:family="paragraph" style:parent-style-name="Footer">
      <style:text-properties officeooo:paragraph-rsid="002aa84d"/>
    </style:style>
    <style:style style:name="MP81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2" style:family="paragraph">
      <loext:graphic-properties draw:fill="solid" draw:fill-color="#7fb241"/>
    </style:style>
    <style:style style:name="MP8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9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9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1" style:family="paragraph" style:parent-style-name="_5f_Header_20_G_20_page_20_impaire_20__28_D_29_">
      <style:text-properties officeooo:paragraph-rsid="00c87b35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6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01f8a2d" officeooo:paragraph-rsid="00bd36bc"/>
    </style:style>
    <style:style style:name="MP98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100" style:family="paragraph" style:parent-style-name="Footer">
      <style:text-properties officeooo:rsid="011350d1" officeooo:paragraph-rsid="011350d1"/>
    </style:style>
    <style:style style:name="MP10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2" style:family="paragraph">
      <loext:graphic-properties draw:fill="solid" draw:fill-color="#1ca2b8"/>
    </style:style>
    <style:style style:name="MP103" style:family="paragraph" style:parent-style-name="Footer">
      <style:text-properties officeooo:rsid="001f8a2d" officeooo:paragraph-rsid="002b33ed"/>
    </style:style>
    <style:style style:name="MP104" style:family="paragraph" style:parent-style-name="Footer">
      <style:text-properties officeooo:rsid="0096b4e2" officeooo:paragraph-rsid="0096b4e2"/>
    </style:style>
    <style:style style:name="MP105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096b4e2"/>
    </style:style>
    <style:style style:name="MP107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9" style:family="paragraph" style:parent-style-name="Footer">
      <style:text-properties officeooo:paragraph-rsid="02a682f9"/>
    </style:style>
    <style:style style:name="MP110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11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2" style:family="paragraph" style:parent-style-name="Header">
      <style:paragraph-properties fo:text-align="start" style:justify-single-word="false"/>
      <style:text-properties officeooo:paragraph-rsid="02a56131"/>
    </style:style>
    <style:style style:name="MP113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5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6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7" style:family="paragraph">
      <loext:graphic-properties draw:fill="solid" draw:fill-color="#d62e4e"/>
    </style:style>
    <style:style style:name="MP11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6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6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Endnote" style:page-layout-name="Mpm2" draw:style-name="Mdp2"/>
    <style:master-page style:name="HTML" style:page-layout-name="Mpm3" draw:style-name="Mdp2"/>
    <style:master-page style:name="Right_20_Page" style:display-name="Right Page" style:page-layout-name="Mpm4" draw:style-name="Mdp2"/>
    <style:master-page style:name="Left_20_Page" style:display-name="Left Page" style:page-layout-name="Mpm5" draw:style-name="Mdp2" style:next-style-name="Right_20_Page"/>
    <style:master-page style:name="First_20_Page" style:display-name="First Page" style:page-layout-name="Mpm6" draw:style-name="Mdp2" style:next-style-name="Standard"/>
    <style:master-page style:name="Envelope" style:page-layout-name="Mpm7" draw:style-name="Mdp2"/>
    <style:master-page style:name="Index" style:page-layout-name="Mpm6" draw:style-name="Mdp2"/>
    <style:master-page style:name="Foot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86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0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5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5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5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1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5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5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5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5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5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7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3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4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5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0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1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4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4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4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6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4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5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4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4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4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4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4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5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36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7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3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3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4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1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34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3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7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8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32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33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36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3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28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2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0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2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9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0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28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22" draw:name="Shape3_12" draw:style-name="Mgr5" draw:text-style-name="MP1" svg:x1="10.308cm" svg:y1="0.388cm" svg:x2="20.496cm" svg:y2="0.36cm"><text:p/></draw:line><draw:path text:anchor-type="paragraph" draw:z-index="32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24" draw:name="Shape3_27" draw:style-name="Mgr5" draw:text-style-name="MP1" svg:x1="10.308cm" svg:y1="0.388cm" svg:x2="20.496cm" svg:y2="0.36cm"><text:p/></draw:line><draw:path text:anchor-type="paragraph" draw:z-index="32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7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4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5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3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0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1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18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19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3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4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1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2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09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0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6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7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5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0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1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7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2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3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89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0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7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88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4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5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6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2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3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87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321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2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7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5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3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4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1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172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8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5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6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7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2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3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08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309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0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307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5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3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54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52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49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0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51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46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43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40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1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2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37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8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36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3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4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31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2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28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9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26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7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23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4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22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20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21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18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19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5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6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7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4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12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3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0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11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MP71"><text:span text:style-name="MT126">N</text:span><text:span text:style-name="MT127">ature d’un triangle</text:span></text:p>
      </style:header>
      <style:footer>
        <text:p text:style-name="MP2"/>
      </style:footer>
      <style:footer-left>
        <text:p text:style-name="MP5"/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8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09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06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7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4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05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2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3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00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101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8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9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6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97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4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5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92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4">Repères du plan : se </text:span><text:span text:style-name="MT140">déplacer</text:span></text:p></draw:text-box></draw:frame><draw:g text:anchor-type="paragraph" draw:z-index="93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90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91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Repères du plan : Se repérer</text:p></draw:text-box></draw:frame><draw:g text:anchor-type="paragraph" draw:z-index="88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9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9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7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1"><draw:line text:anchor-type="paragraph" draw:z-index="300" draw:name="Shape7_8" draw:style-name="Mgr9" draw:text-style-name="MP1" svg:x1="9.042cm" svg:y1="0.36cm" svg:x2="20.461cm" svg:y2="0.36cm"><text:p/></draw:line><draw:path text:anchor-type="paragraph" draw:z-index="301" draw:name="Shape5_1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2" draw:name="Shape6_2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1"><draw:line text:anchor-type="paragraph" draw:z-index="303" draw:name="Shape7_9" draw:style-name="Mgr9" draw:text-style-name="MP1" svg:x1="9.042cm" svg:y1="0.36cm" svg:x2="20.461cm" svg:y2="0.36cm"><text:p/></draw:line><draw:path text:anchor-type="paragraph" draw:z-index="304" draw:name="Shape5_2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305" draw:name="Shape6_5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6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4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6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8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8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1"><draw:path text:anchor-type="paragraph" draw:z-index="294" draw:name="Shape5_3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5" draw:name="Shape6_3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296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1"><draw:path text:anchor-type="paragraph" draw:z-index="297" draw:name="Shape5_4" draw:style-name="Mgr11" draw:text-style-name="MP82" svg:width="4.329cm" svg:height="2.24cm" svg:x="-1.499cm" svg:y="-1cm" svg:viewBox="0 0 4330 2241" svg:d="M0 2241l3984-288c209-15 363-168 345-342l-170-1611h-4159z"><text:p/></draw:path><draw:frame text:anchor-type="paragraph" draw:z-index="298" draw:name="Shape6_4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299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3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062653298" text:style-name="_5f_Numérotation_20_des_20_exercices">
          <text:list-item>
            <text:list>
              <text:list-item>
                <text:p text:style-name="MP9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1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42608093918189" text:continue-numbering="true" text:style-name="_5f_Numérotation_20_des_20_exercices">
          <text:list-item>
            <text:list>
              <text:list-item>
                <text:p text:style-name="MP9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0"><text:s/><text:span text:style-name="MT141">Volumes : </text:span><text:span text:style-name="MT148">Calculs et conversions</text:span> </text:p></draw:text-box></draw:frame><draw:g text:anchor-type="paragraph" draw:z-index="72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69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70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1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7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8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2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6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3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4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3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0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1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2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4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9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header-left>
        <text:p text:style-name="MP96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7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8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8">Géométrie de base, partie 1: nommer, mesurer</text:p>
      </style:header>
      <style:header-left>
        <text:p text:style-name="_5f_Header_20_G_20_page_20_impaire_20__28_D_29_">Géométrie plane : Vocabulaire</text:p>
        <text:p text:style-name="MP99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5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6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1"><draw:line text:anchor-type="paragraph" draw:z-index="291" draw:name="Shape9" draw:style-name="Mgr1" draw:text-style-name="MP1" svg:x1="11.559cm" svg:y1="0.36cm" svg:x2="20.5cm" svg:y2="0.36cm"><text:p/></draw:line><draw:frame text:anchor-type="paragraph" draw:z-index="292" draw:name="Shape8" draw:style-name="Mgr12" draw:text-style-name="MP83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293" draw:name="Shape7" draw:style-name="Mgr13" draw:text-style-name="MP102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4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3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2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50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51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6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8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9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7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5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olides : Vocabulaire, NatuRE</text:p></draw:text-box></draw:frame><draw:g text:anchor-type="paragraph" draw:z-index="46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3"><text:span text:style-name="MT133">S</text:span><text:span text:style-name="MT134">olides</text:span> : <text:span text:style-name="MT133">Vocabulaire, nature</text:span></text:p>
      </style:header>
      <style:header-left>
        <text:p text:style-name="MP73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44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41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2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<text:span text:style-name="MT173">patrons</text:span></text:p></draw:text-box></draw:frame><draw:g text:anchor-type="paragraph" draw:z-index="39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40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7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8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5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solides : Vocabulaire, NatuRE</text:p></draw:text-box></draw:frame><draw:g text:anchor-type="paragraph" draw:z-index="36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31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2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7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8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9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0">Symétrie axiale : constructions</text:p></draw:text-box></draw:frame><draw:g text:anchor-type="paragraph" draw:z-index="26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3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1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4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2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2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9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0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7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8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5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6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8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4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5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1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6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2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89" draw:name="Shape3_0" draw:style-name="Mgr14" draw:text-style-name="MP1" svg:x1="10.893cm" svg:y1="0.403cm" svg:x2="20.503cm" svg:y2="0.327cm"><text:p/></draw:line><draw:path text:anchor-type="char" draw:z-index="7" draw:name="Shape1_3" draw:style-name="Mgr15" draw:text-style-name="MP117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9" draw:name="Shape1_9" draw:style-name="Mgr15" draw:text-style-name="MP117" svg:width="4.329cm" svg:height="2.24cm" svg:x="-1.499cm" svg:y="-0.991cm" svg:viewBox="0 0 4330 2241" svg:d="M0 2241l3984-288c209-15 363-168 345-342l-170-1611h-4159z"><text:p/></draw:path>Résoudre des problèmes<draw:line text:anchor-type="char" draw:z-index="29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8" draw:name="Shape4_130" draw:style-name="Mgr2"><draw:path draw:style-name="Mgr16" draw:text-style-name="MP1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0" draw:name="Shape4_264" draw:style-name="Mgr2"><draw:path draw:style-name="Mgr16" draw:text-style-name="MP118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9"><draw:line text:anchor-type="paragraph" draw:z-index="28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5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274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75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2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9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0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1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3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282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3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284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285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 </meta:initial-creator>
    <meta:creation-date>2014-12-29T17:08:08.216000000</meta:creation-date>
    <dc:date>2024-10-06T14:26:05.170000000</dc:date>
    <meta:editing-duration>P2DT11H54M54S</meta:editing-duration>
    <meta:editing-cycles>225</meta:editing-cycles>
    <meta:generator>LibreOffice/7.4.3.2$Windows_X86_64 LibreOffice_project/1048a8393ae2eeec98dff31b5c133c5f1d08b890</meta:generator>
    <meta:document-statistic meta:table-count="1" meta:image-count="0" meta:object-count="8" meta:page-count="2" meta:paragraph-count="805" meta:word-count="2907" meta:character-count="19398" meta:non-whitespace-character-count="16904"/>
  </office:meta>
</office:document-meta>
</file>

<file path=Object 10/content.xml><?xml version="1.0" encoding="utf-8"?>
<math xmlns="http://www.w3.org/1998/Math/MathML" display="block">
  <semantics>
    <mover accent="true">
      <mi mathvariant="italic">ABC</mi>
      <mo stretchy="true">^</mo>
    </mover>
    <annotation encoding="StarMath 5.0"> widehat  ABC</annotation>
  </semantics>
</math>
</file>

<file path=Object 11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 size 10{ widehat {"EDF"}}</annotation>
  </semantics>
</math>
</file>

<file path=Object 12/content.xml><?xml version="1.0" encoding="utf-8"?>
<math xmlns="http://www.w3.org/1998/Math/MathML" display="block">
  <semantics>
    <mstyle mathsize="10pt">
      <mover accent="true">
        <mtext>EFD.</mtext>
        <mo stretchy="true">^</mo>
      </mover>
    </mstyle>
    <annotation encoding="StarMath 5.0">size 10{ widehat {"EFD."}}</annotation>
  </semantics>
</math>
</file>

<file path=Object 13/content.xml><?xml version="1.0" encoding="utf-8"?>
<math xmlns="http://www.w3.org/1998/Math/MathML" display="block">
  <semantics>
    <mstyle mathsize="10pt">
      <mover accent="true">
        <mtext>EDF</mtext>
        <mo stretchy="true">^</mo>
      </mover>
    </mstyle>
    <annotation encoding="StarMath 5.0">size 10{ widehat {"EDF"}}</annotation>
  </semantics>
</math>
</file>

<file path=Object 15/content.xml><?xml version="1.0" encoding="utf-8"?>
<math xmlns="http://www.w3.org/1998/Math/MathML" display="block">
  <semantics>
    <mover accent="true">
      <mtext>ADE</mtext>
      <mo stretchy="true">^</mo>
    </mover>
    <annotation encoding="StarMath 5.0"> widehat {"ADE"}</annotation>
  </semantics>
</math>
</file>

<file path=Object 16/content.xml><?xml version="1.0" encoding="utf-8"?>
<math xmlns="http://www.w3.org/1998/Math/MathML" display="block">
  <semantics>
    <mover accent="true">
      <mtext>GCB</mtext>
      <mo stretchy="true">^</mo>
    </mover>
    <annotation encoding="StarMath 5.0"> widehat {"GCB"}</annotation>
  </semantics>
</math>
</file>

<file path=Object 17/content.xml><?xml version="1.0" encoding="utf-8"?>
<math xmlns="http://www.w3.org/1998/Math/MathML" display="block">
  <semantics>
    <mover accent="true">
      <mtext>GFD</mtext>
      <mo stretchy="true">^</mo>
    </mover>
    <annotation encoding="StarMath 5.0"> widehat {"GFD"}</annotation>
  </semantics>
</math>
</file>

<file path=Object 9/content.xml><?xml version="1.0" encoding="utf-8"?>
<math xmlns="http://www.w3.org/1998/Math/MathML" display="block">
  <semantics>
    <mover accent="true">
      <mtext>BAC</mtext>
      <mo stretchy="true">^</mo>
    </mover>
    <annotation encoding="StarMath 5.0"> widehat  {"BAC"}</annotation>
  </semantics>
</math>
</file>